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024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ചൊല്ലുവിളി <text:s text:c="9"/></text:p>
      <text:p text:style-name="Standard">സി വി ശങ്കരൻ ചേലമറ്റത്തില്ലം <text:s/></text:p>
      <text:p text:style-name="Standard"/>
      <text:p text:style-name="Standard">എന്തെടോ കൂവേ <text:s/>ഇന്നു ക്ലാസുണ്ടോ സഖാക്കളെ,</text:p>
      <text:p text:style-name="Standard">വല്ലതുമുണ്ടോ നല്ലൊരാഹ്വാനം പത്രത്താളിൽ? </text:p>
      <text:p text:style-name="Standard">ഗേറ്റിങ്കൽ തിരക്കിട്ടു ചർച്ചയിലൊരുപറ്റം <text:s/></text:p>
      <text:p text:style-name="Standard">ഊറ്റത്തിൽ സ്ട്രൈക്കിനായ് മുഷ്ടിയാലാക്രോശവും </text:p>
      <text:p text:style-name="Standard">കാന്റീനിൽപ്പലതരമുച്ചത്തിലൊരുകൂട്ടർ <text:s/></text:p>
      <text:p text:style-name="Standard">കൂട്ടത്തിൽപെടാതെയും മറ്റൊരു മറുകൂട്ടർ </text:p>
      <text:p text:style-name="Standard">രാഷ്ട്രീയമില്ലാപ്പാർട്ടി പദ്ധതി തയ്യാറാ<text:span text:style-name="T1">ക്കി <text:s/></text:span></text:p>
      <text:p text:style-name="Standard"><text:span text:style-name="T1">മമ്മൂട്ടിസിനിമയോ മൊഹൻലാൽ സുരേഷ്ഗോപി? </text:span></text:p>
      <text:p text:style-name="Standard"><text:span text:style-name="T1">റൊക്കമായ് പണമില്ല,കടമായ് തരാനാരാ? </text:span></text:p>
      <text:p text:style-name="Standard"><text:span text:style-name="T1">ക്രിക്കറ്റു കളിയുണ്ടേൽ വീട്ടിലെത്തണം വേഗം <text:s/></text:span></text:p>
      <text:p text:style-name="Standard"><text:span text:style-name="T1">അദ്ധ്യാപകൻഃ- <text:s/></text:span></text:p>
      <text:p text:style-name="Standard"><text:span text:style-name="T1">ഭാവിഭാരതത്തിന്റെ ഭാഗ്യവും വിധാതാവും ! </text:span></text:p>
      <text:p text:style-name="Standard"><text:span text:style-name="T1">കോത്താരി സങ്കൽപിക്കും ക്ലാസ്സ്മുറി തുറക്കേണ്ടേ? </text:span></text:p>
      <text:p text:style-name="Standard"><text:span text:style-name="T1">ഇല്ലിവന്മാർക്കൊന്നും പഠിക്കാൻസമയവും <text:s/></text:span></text:p>
      <text:p text:style-name="Standard"><text:span text:style-name="T1">നല്ലകാര്യങ്ങൾ നോക്കി നടത്താനുത്സാഹവും .</text:span></text:p>
      <text:p text:style-name="Standard"><text:span text:style-name="T1">ചൊല്ലില്ല,വിളിയില്ല,ദണ്ഡനീതിയുമില്ല, </text:span></text:p>
      <text:p text:style-name="Standard"><text:span text:style-name="T1">ധർമ്മവും,മനസ്സക്ഷി സൂക്ഷിക്കാൻപോലുമില്ല. </text:span></text:p>
      <text:p text:style-name="Standard"><text:span text:style-name="T1">വല്ലോന്റേം കുട്ടിയല്ലേ.തോറ്റെങ്കിലെനിക്കെന്താ? </text:span></text:p>
      <text:p text:style-name="Standard"><text:span text:style-name="T1">നില്ലാതെ ലഭിക്കണം ശമ്പളം മാസാന്ത്യത്തിൽ. </text:span></text:p>
      <text:p text:style-name="Standard"><text:span text:style-name="T1">വിദ്യാർത്ഥിഃ- </text:span></text:p>
      <text:p text:style-name="Standard"><text:span text:style-name="T1">എന്തെന്റെ സാറേയിന്നുക്ലാസ്സില്ലേലെനിക്കെന്താ? </text:span></text:p>
      <text:p text:style-name="Standard"><text:span text:style-name="T1">എന്തിനീബീയെസ്സീക്കുവേണ്ടിഞാൻ പഠിക്കുന്നൂ? </text:span></text:p>
      <text:p text:style-name="Standard"><text:span text:style-name="T1">ജന്തുശാസ്ത്രത്തിൽ നല്ലഡിഗ്രിയു മെടുത്തവ- </text:span></text:p>
      <text:p text:style-name="Standard"><text:span text:style-name="T1">നന്തമില്ലാഴത്തിലെപ്പുഴയിൽ മുങ്ങീടുന്നു </text:span></text:p>
      <text:p text:style-name="Standard"><text:span text:style-name="T1">മണലാൽ,വിശക്കുന്ന വയറിൻ പശി തീർക്കാൻ </text:span></text:p>
      <text:p text:style-name="Standard"><text:span text:style-name="T1">പണിയില്ലിവിടെയും പാസ്സില്ല കട്ടേതീരൂ </text:span></text:p>
      <text:p text:style-name="Standard"><text:span text:style-name="T1">സസ്യശാസ്ത്രത്തിൽ കേമം ബിരുദം ധരിച്ചവൻ </text:span></text:p>
      <text:p text:style-name="Standard"><text:span text:style-name="T1">സസ്യമാർക്കറ്റിലുണ്ടു <text:s/>വെറ്റില വിറ്റീടുന്നു </text:span></text:p>
      <text:p text:style-name="Standard"><text:span text:style-name="T1">രാസസൂത്രത്തിൻ മേന്മ കേട്ടവനിതാവന്നു </text:span></text:p>
      <text:p text:style-name="Standard"><text:span text:style-name="T1">വാസനതൈലം വിൽക്കാൻ ബസ് സ്റ്റാന്റ് തേടീടുന്നു </text:span></text:p>
      <text:p text:style-name="Standard"><text:span text:style-name="T1">ഊർജ്ജതന്ത്രത്തിൻ ലോകം മുഴുക്കെത്തുറന്നവൻ </text:span></text:p>
      <text:p text:style-name="Standard"><text:span text:style-name="T1">ഊർജ്ജമില്ലാലോകത്തിലേറ്റവും ക്ലേശിക്കുന്നു </text:span></text:p>
      <text:p text:style-name="Standard"><text:span text:style-name="T1">പഠിച്ച പാഠങ്ങൾക്കുമറിഞ്ഞസൂത്രങ്ങൾക്കും <text:s/></text:span></text:p>
      <text:p text:style-name="Standard"><text:span text:style-name="T1">ഇടയ്ക്ക,ല്ലൊരിക്കലും രക്ഷിയ്ക്കാൻ കഴിയില്ല. </text:span></text:p>
      <text:p text:style-name="Standard"><text:span text:style-name="T1">ജീവിതപ്പരീക്ഷയിൽ ജയിക്കാനുപായങ്ങൾ </text:span></text:p>
      <text:p text:style-name="Standard"><text:span text:style-name="T1">ഈ വിധം പഠനത്താൽതെല്ലുമേ ലഭ്യമല്ല.</text:span></text:p>
      <text:p text:style-name="Standard"><text:span text:style-name="T1">പഠിക്കാൻ രസമുള്ള കോഴ്സുകൾ കിട്ടീടില്ല,</text:span></text:p>
      <text:p text:style-name="Standard"><text:span text:style-name="T1">പഠിക്കാൻ ലഭിച്ചുള്ള കോഴ്സിലോ രസമില്ല. </text:span></text:p>
      <text:p text:style-name="Standard"><text:span text:style-name="T1">പഠിച്ചുനേടീടുന്ന ഡിഗ്രിക്കോ ബലമില്ല </text:span></text:p>
      <text:p text:style-name="Standard"><text:span text:style-name="T1">പഠിക്കാനെനിക്കൊരു താത്പര്യമില്ലേയില്ല </text:span></text:p>
      <text:p text:style-name="Standard"><text:span text:style-name="T1">രക്ഷകർത്താവ്ഃ- </text:span></text:p>
      <text:p text:style-name="Standard"><text:span text:style-name="T1">എന്റെ കൊച്ചിനെ നല്ല ഡോക്ടറാക്കണം സാറേ, </text:span></text:p>
      <text:p text:style-name="Standard"><text:soft-page-break/><text:span text:style-name="T1">എഞ്ചിനീയറിങ്ങില്ലേലെന്തിനു ജീവിക്കണം? </text:span></text:p>
      <text:p text:style-name="Standard"><text:span text:style-name="T1">തൃശ്ശൂരും പാലായിലും മാറി ഞാൻ ട്യൂഷൻ നൽകീ </text:span></text:p>
      <text:p text:style-name="Standard"><text:span text:style-name="T1">എൻ ട്രൻസുമെല്ലാബ്രാഞ്ചുമേഴുതാൻ ഫീസും കെട്ടി </text:span></text:p>
      <text:p text:style-name="Standard"><text:span text:style-name="T1">കഷ്ടമിപ്പിള്ളക്കയ്യോ ക്രിക്കറ്റു ടെസ്റ്റിൽ കമ്പം !</text:span></text:p>
      <text:p text:style-name="Standard"><text:span text:style-name="T1">ഇഷ്ടമല്ലൊരുടെസ്റ്റുപേപ്പറും റിവിഷനും <text:s/></text:span></text:p>
      <text:p text:style-name="Standard"><text:span text:style-name="T1">ഇക്കുറിയേതായാലുമെൻ ട്രൻസു കനിഞ്ഞില്ല </text:span></text:p>
      <text:p text:style-name="Standard"><text:span text:style-name="T1">തത്കാലമിവനിപ്പോൾ ഡിഗ്രിക്കുചേർന്നീടട്ടെ </text:span></text:p>
      <text:p text:style-name="Standard"><text:span text:style-name="T1">നേതാവ്ഃ - </text:span></text:p>
      <text:p text:style-name="Standard"><text:span text:style-name="T1">കല്ലുവഴിച്ചിട്ടകളേ, കൽപ്പനതൻ കഠിനതയേ, </text:span></text:p>
      <text:p text:style-name="Standard"><text:span text:style-name="T1">ചൊല്ലുവിളിപ്പരിഷകളേ,നിങ്ങൾക്കിനി മാപ്പില്ലാ </text:span></text:p>
      <text:p text:style-name="Standard"><text:span text:style-name="T1">നല്ലവരും നന്മകളും ഇല്ലിവിടെ, പുതുലോകം </text:span></text:p>
      <text:p text:style-name="Standard"><text:span text:style-name="T1">വല്ലവരും ഇല്ലതരാൻ നമ്മൾക്കായ് നൈവേദ്യം <text:s/></text:span></text:p>
      <text:p text:style-name="Standard"><text:span text:style-name="T1">കൺറ്റില്ലേ കവലയിലെ നേതാവിൻ വ്യൂഹങ്ങൾ </text:span></text:p>
      <text:p text:style-name="Standard"><text:span text:style-name="T1">ഉണ്ടല്ലോ വാലായി <text:s text:c="2"/>പീയേയും <text:s/>പീയെസ്സും <text:s/></text:span></text:p>
      <text:p text:style-name="Standard"><text:span text:style-name="T1">വേണ്ടല്ലോ ബിരുദങ്ങൾ,തീണ്ടില്ലാ നിയമങ്ങൾ </text:span></text:p>
      <text:p text:style-name="Standard"><text:span text:style-name="T1">വേണ്ടിവരും സമരങ്ങൾ കൊണ്ടാടും ബന്ദുകളും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9:43:02.010202290</meta:creation-date>
    <dc:date>2013-11-19T23:32:15.195647418</dc:date>
    <meta:editing-duration>PT9M25S</meta:editing-duration>
    <meta:editing-cycles>2</meta:editing-cycles>
    <meta:generator>LibreOffice/4.1.2.3$Linux_x86 LibreOffice_project/410m0$Build-3</meta:generator>
    <meta:document-statistic meta:table-count="0" meta:image-count="0" meta:object-count="0" meta:page-count="2" meta:paragraph-count="60" meta:word-count="181" meta:character-count="1104" meta:non-whitespace-character-count="903"/>
  </office:meta>
</office:document-meta>
</file>